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en" fo:country="GB" style:font-size-asian="10pt" style:font-name-complex="Arial" style:font-size-complex="10pt"/>
    </style:style>
    <style:style style:name="P2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3" style:family="paragraph" style:parent-style-name="Standard">
      <style:text-properties style:font-name="Courier New" fo:font-size="9pt" fo:language="en" fo:country="GB" style:font-size-asian="9pt" style:font-name-complex="Courier New" style:font-size-complex="9pt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rmal_20__28_Web_29_">
      <style:text-properties style:font-name="Courier New" fo:font-size="9pt" fo:language="en" fo:country="GB" style:font-size-asian="9pt" style:font-name-complex="Courier New" style:font-size-complex="9pt"/>
    </style:style>
    <style:style style:name="P6" style:family="paragraph" style:parent-style-name="Heading_20_1">
      <style:text-properties fo:language="en" fo:country="GB"/>
    </style:style>
    <style:style style:name="P7" style:family="paragraph" style:parent-style-name="Heading_20_1" style:master-page-name="Standard">
      <style:paragraph-properties style:page-number="auto"/>
      <style:text-properties fo:language="en" fo:country="GB"/>
    </style:style>
    <style:style style:name="P8" style:family="paragraph" style:parent-style-name="Preformatted_20_Text">
      <style:text-properties fo:font-variant="normal" fo:text-transform="none" fo:color="#000000" fo:font-size="9pt" fo:letter-spacing="normal" fo:font-style="normal" fo:font-weight="normal" style:font-size-asian="9pt" style:font-size-complex="9pt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fo:font-size="9pt" fo:letter-spacing="normal" style:font-size-asian="9pt" style:font-size-complex="9pt"/>
    </style:style>
    <style:style style:name="P11" style:family="paragraph" style:parent-style-name="Preformatted_20_Text">
      <style:paragraph-properties fo:orphans="2" fo:widows="2"/>
    </style:style>
    <style:style style:name="P12" style:family="paragraph" style:parent-style-name="Preformatted_20_Text">
      <style:paragraph-properties fo:orphans="2" fo:widows="2"/>
      <style:text-properties fo:font-size="9pt" style:font-size-asian="9pt" style:font-size-complex="9pt"/>
    </style:style>
    <style:style style:name="P13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fo:font-size="9pt" fo:letter-spacing="normal" fo:font-style="normal" fo:font-weight="normal" style:font-size-asian="9pt" style:font-size-complex="9pt"/>
    </style:style>
    <style:style style:name="T1" style:family="text">
      <style:text-properties fo:language="en" fo:country="GB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GB" style:font-size-asian="10pt" style:font-size-complex="10pt"/>
    </style:style>
    <style:style style:name="T4" style:family="text">
      <style:text-properties fo:color="#00681c" fo:font-size="10pt" fo:language="en" fo:country="GB" style:font-size-asian="10pt" style:font-size-complex="10pt"/>
    </style:style>
    <style:style style:name="T5" style:family="text">
      <style:text-properties fo:color="#790619" fo:font-size="10pt" style:font-size-asian="10pt" style:font-size-complex="10pt"/>
    </style:style>
    <style:style style:name="T6" style:family="text">
      <style:text-properties fo:color="#790619" fo:font-size="10pt" fo:language="en" fo:country="GB" style:font-size-asian="10pt" style:font-size-complex="10pt"/>
    </style:style>
    <style:style style:name="T7" style:family="text">
      <style:text-properties fo:color="#5b1094" fo:font-size="10pt" fo:language="en" fo:country="GB" style:font-size-asian="10pt" style:font-size-complex="10pt"/>
    </style:style>
    <style:style style:name="T8" style:family="text">
      <style:text-properties style:font-name="Courier New" fo:font-size="9pt" style:font-size-asian="9pt" style:font-name-complex="Courier New" style:font-size-complex="9pt"/>
    </style:style>
    <style:style style:name="T9" style:family="text">
      <style:text-properties style:font-name="Courier New" fo:font-size="9pt" fo:language="en" fo:country="GB" style:font-size-asian="9pt" style:font-name-complex="Courier New" style:font-size-complex="9pt"/>
    </style:style>
    <style:style style:name="T10" style:family="text">
      <style:text-properties fo:color="#c88900" fo:font-size="10pt" fo:language="en" fo:country="GB" style:font-size-asian="10pt" style:font-size-complex="10pt"/>
    </style:style>
    <style:style style:name="T11" style:family="text">
      <style:text-properties fo:font-style="normal" fo:font-weight="normal"/>
    </style:style>
    <style:style style:name="T12" style:family="text">
      <style:text-properties fo:font-size="13.5pt" fo:font-style="normal" fo:font-weight="normal"/>
    </style:style>
    <style:style style:name="T13" style:family="text">
      <style:text-properties fo:font-variant="normal" fo:text-transform="none" fo:color="#1155cc" fo:font-size="13.5pt" fo:letter-spacing="normal" fo:font-style="normal" fo:font-weight="normal"/>
    </style:style>
    <style:style style:name="T14" style:family="text">
      <style:text-properties fo:font-variant="normal" fo:text-transform="none" fo:color="#1155cc" fo:letter-spacing="normal" fo:font-style="normal" fo:font-weight="normal"/>
    </style:style>
    <style:style style:name="T15" style:family="text">
      <style:text-properties fo:font-variant="normal" fo:text-transform="none" fo:color="#1155cc" fo:font-size="9pt" fo:letter-spacing="normal" fo:font-style="normal" fo:font-weight="normal" style:font-size-asian="9pt" style:font-size-complex="9pt"/>
    </style:style>
    <style:style style:name="T16" style:family="text">
      <style:text-properties fo:font-variant="normal" fo:text-transform="none" fo:color="#000000" fo:font-size="13.5pt" fo:letter-spacing="normal" fo:font-style="normal" fo:font-weight="normal"/>
    </style:style>
    <style:style style:name="T17" style:family="text">
      <style:text-properties fo:font-variant="normal" fo:text-transform="none" fo:color="#000000" fo:letter-spacing="normal"/>
    </style:style>
    <style:style style:name="T18" style:family="text">
      <style:text-properties fo:font-variant="normal" fo:text-transform="none" fo:color="#000000" fo:letter-spacing="normal" fo:font-style="normal" fo:font-weight="normal"/>
    </style:style>
    <style:style style:name="T19" style:family="text">
      <style:text-properties fo:font-variant="normal" fo:text-transform="none" fo:color="#000000" fo:font-size="9pt" fo:letter-spacing="normal" fo:font-style="normal" fo:font-weight="normal" style:font-size-asian="9pt" style:font-size-complex="9pt"/>
    </style:style>
    <style:style style:name="T20" style:family="text">
      <style:text-properties fo:font-variant="normal" fo:text-transform="none" fo:color="#000000" fo:font-size="9pt" fo:letter-spacing="normal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GCI Tutorial from Gil Barmwater</text:h>
      <text:p text:style-name="P8"><text:span text:style-name="T1">Terry and Michael,</text:span></text:p>
      <text:p text:style-name="P12"/>
      <text:p text:style-name="P9">Here is the (short) tutorial I promised on using GCI and the native API to</text:p>
      <text:p text:style-name="P9">implement a Windows API call.</text:p>
      <text:p text:style-name="P12"/>
      <text:p text:style-name="P9">The Windows API is called GetStdHandle() and it "Retrieves a handle to the</text:p>
      <text:p text:style-name="P9">specified standard device (standard input, standard output, or standard error)."</text:p>
      <text:p text:style-name="P9">So, you need to pass an argument to specify which of the three you want. <text:s/>In my</text:p>
      <text:p text:style-name="P9">case, I wanted a handle to standard output to pass to another API. <text:s/>A Google</text:p>
      <text:p text:style-name="P9">search for GetStdHandle leads to the Windows documentation on using this API.</text:p>
      <text:p text:style-name="P9">This includes the "name" and equivalent numeric value for each of the standard</text:p>
      <text:p text:style-name="P9">devices, the type for the return value, and which Windows library implements</text:p>
      <text:p text:style-name="P9">this API. <text:s/>The "name" (which is defined in the windows.h header file) for</text:p>
      <text:p text:style-name="P9">standard output is STD_OUTPUT_HANDLE and it is defined as -11. <text:s/>The library is</text:p>
      <text:p text:style-name="P9">Kernel32.lib. <text:s/>You will need all of that a bit later.</text:p>
      <text:p text:style-name="P12"/>
      <text:p text:style-name="P9">To use GCI, you might want to first review the presentation slides at</text:p>
      <text:p text:style-name="P11"><text:a xlink:type="simple" xlink:href="http://rexxla.org/events/2004/fgc.pdf" office:target-frame-name="_blank" xlink:show="new" text:style-name="Internet_20_link" text:visited-style-name="Visited_20_Internet_20_Link"><text:span text:style-name="T15">http://rexxla.org/events/2004/fgc.pdf</text:span></text:a><text:span text:style-name="T19"> for an overview. <text:s/>In short, you first need</text:span></text:p>
      <text:p text:style-name="P9">to get the GCI package from the internet (see the link from Jon) and install the</text:p>
      <text:p text:style-name="P9">gci.dll somewhere that ooRexx can find it - the current directory or a directory</text:p>
      <text:p text:style-name="P9">that is in your path. <text:s/>In your Rexx program, you need to tell ooRexx about GCI</text:p>
      <text:p text:style-name="P9">with code like:</text:p>
      <text:p text:style-name="P10"><text:s text:c="4"/><text:span text:style-name="T11">call rxFuncAdd RxFuncDefine, 'gci', 'RxFuncDefine'</text:span></text:p>
      <text:p text:style-name="P9">Now you can use the RxFuncDefine function to create a Rexx function that talks</text:p>
      <text:p text:style-name="P9">to the Windows API. <text:s/>To do so you need to tell GCI about that API by setting up</text:p>
      <text:p text:style-name="P9">a stem with the necessary parameters. <text:s/>Here is the code for that:</text:p>
      <text:p text:style-name="P10"><text:s text:c="4"/><text:span text:style-name="T11">GetStdHandle.calltype = 'cdecl as function with parameters'</text:span></text:p>
      <text:p text:style-name="P10"><text:s text:c="4"/><text:span text:style-name="T11">GetStdHandle.return.type = 'integer32'</text:span></text:p>
      <text:p text:style-name="P11"><text:span text:style-name="T20"><text:s text:c="4"/></text:span><text:a xlink:type="simple" xlink:href="http://getstdhandle.return.name/" office:target-frame-name="_blank" xlink:show="new" text:style-name="Internet_20_link" text:visited-style-name="Visited_20_Internet_20_Link"><text:span text:style-name="T15">GetStdHandle.return.name</text:span></text:a><text:span text:style-name="T19"> = 'return value'</text:span></text:p>
      <text:p text:style-name="P10"><text:s text:c="4"/><text:span text:style-name="T11">GetStdHandle.0 = 1</text:span></text:p>
      <text:p text:style-name="P10"><text:s text:c="4"/><text:span text:style-name="T11">GetStdHandle.1.type = 'integer32'</text:span></text:p>
      <text:p text:style-name="P11"><text:span text:style-name="T20"><text:s text:c="4"/></text:span><text:a xlink:type="simple" xlink:href="http://getstdhandle.1.name/" office:target-frame-name="_blank" xlink:show="new" text:style-name="Internet_20_link" text:visited-style-name="Visited_20_Internet_20_Link"><text:span text:style-name="T15">GetStdHandle.1.name</text:span></text:a><text:span text:style-name="T19"> = 'handle'</text:span></text:p>
      <text:p text:style-name="P9">As you can see, there is quite a bit to describe including calling conventions,</text:p>
      <text:p text:style-name="P9">what is returned and type and name of the single argument. <text:s/>Once the stem -</text:p>
      <text:p text:style-name="P9">GetStdHandle. - is set up, you pass it to the GCI function RxFuncDefine and GCI</text:p>
      <text:p text:style-name="P9">creates the Rexx function you can use when you want to get a handle. <text:s/>The code</text:p>
      <text:p text:style-name="P9">to do that is:</text:p>
      <text:p text:style-name="P10"><text:s text:c="4"/><text:span text:style-name="T11">call rxFuncDefine 'GetStdHandle', 'kernel32', 'GetStdHandle', 'GetStdHandle.'</text:span></text:p>
      <text:p text:style-name="P9">The first argument is what the Rexx function will be called, the next two tell</text:p>
      <text:p text:style-name="P9">GCI where the Windows API is located, and the last is the stem you just created.</text:p>
      <text:p text:style-name="P9">Finally, when you want to actually get the handle for standard output, you code:</text:p>
      <text:p text:style-name="P10"><text:s text:c="4"/><text:span text:style-name="T11">handle = GetStdHandle(-11) <text:s text:c="9"/>-- STD_OUTPUT_HANDLE</text:span></text:p>
      <text:p text:style-name="P9">In summary, you first make the GCI function you need available, you define the</text:p>
      <text:p text:style-name="P9">Windows API in a stem, you pass the stem to the GCI function which creates the</text:p>
      <text:p text:style-name="P9">wrapper function that you finally can use in your program to access that API.</text:p>
      <text:p text:style-name="P12"/>
      <text:p text:style-name="P9">The Native API version will also produce a function that you can use in your</text:p>
      <text:p text:style-name="P9">ooRexx program to access the Windows API. <text:s/>However, I chose to make this version</text:p>
      <text:p text:style-name="P9">specific to the standard output handle so the name will be slightly different</text:p>
      <text:p text:style-name="P9">and the function will NOT take an argument. <text:s/>When I initially developed my</text:p>
      <text:p text:style-name="P9">version, I also chose to make it a method rather than a routine/function but for</text:p>
      <text:p text:style-name="P9">this tutorial I will describe it as a routine to make it more comparable to the</text:p>
      <text:p text:style-name="P9">function produced by GCI above.</text:p>
      <text:p text:style-name="P12"/>
      <text:p text:style-name="P9">The principal part of this implementation is the source file written in C++. <text:s/>It</text:p>
      <text:p text:style-name="P9">begins with a couple of include statements to allow the function to use the</text:p>
      <text:p text:style-name="P9">ooRexx and Windows API definitions. <text:s/>They look like:</text:p>
      <text:p text:style-name="P9">#include &lt;oorexxapi.h&gt;</text:p>
      <text:p text:style-name="P9">#include &lt;windows.h&gt;</text:p>
      <text:p text:style-name="P9">Then comes the definition of the function you are writing, something like:</text:p>
      <text:p text:style-name="P9">RexxRoutine0(uintptr_t, <text:s text:c="12"/>// return type</text:p>
      <text:p text:style-name="P10"><text:s text:c="13"/><text:span text:style-name="T11">GetStdOutHandle) <text:s text:c="6"/>// native routine name</text:span></text:p>
      <text:p text:style-name="P9">{</text:p>
      <text:p text:style-name="P10"><text:s text:c="4"/><text:span text:style-name="T11">HANDLE conHandle = GetStdHandle(STD_OUTPUT_HANDLE);</text:span></text:p>
      <text:p text:style-name="P10"><text:s text:c="4"/><text:span text:style-name="T11">return (uintptr_t)conHandle; <text:s text:c="3"/>// return value</text:span></text:p>
      <text:p text:style-name="P9"><text:soft-page-break/>}</text:p>
      <text:p text:style-name="P9">The RexxRoutine0 specifies that this is a routine that takes no arguments. <text:s/>The</text:p>
      <text:p text:style-name="P9">return type - uintptr_t - allows the function to be compiled for both 32- and</text:p>
      <text:p text:style-name="P9">64-bit addressing modes. <text:s/>The (slightly different) routine name will be</text:p>
      <text:p text:style-name="P9">GetStdOutHandle. <text:s/>The C++ code to implement the routine is two lines. The first</text:p>
      <text:p text:style-name="P9">invokes the Windows API function GetStdHandle with an argument of</text:p>
      <text:p text:style-name="P9">STD_OUTPUT_HANDLE (note we don't need to know what numeric value that</text:p>
      <text:p text:style-name="P9">represents). <text:s/>The return from that function is assigned to the conHandle</text:p>
      <text:p text:style-name="P9">variable which is of type HANDLE. <text:s/>That variable is then cast to type uintptr_t</text:p>
      <text:p text:style-name="P9">and returned to the caller of the function. <text:s/>And that is all there is to it!</text:p>
      <text:p text:style-name="P9">Except you need to specify some more things so that ooRexx can find and load the</text:p>
      <text:p text:style-name="P9">function once it is compiled. <text:s/>The first bit looks like:</text:p>
      <text:p text:style-name="P9">RexxRoutineEntry my_native_routine[] = {</text:p>
      <text:p text:style-name="P12"/>
      <text:p text:style-name="P10"><text:s text:c="4"/><text:span text:style-name="T11">REXX_TYPED_ROUTINE(GetStdOutHandle, GetStdOutHandle ),</text:span></text:p>
      <text:p text:style-name="P10"><text:s text:c="4"/><text:span text:style-name="T11">REXX_LAST_ROUTINE() <text:s text:c="16"/>// end marker</text:span></text:p>
      <text:p text:style-name="P9">};</text:p>
      <text:p text:style-name="P9">The ooRexx Programmer Guide has the documentation on this kind of code so I</text:p>
      <text:p text:style-name="P9">won't try to explain it here. <text:s/>Just note that your function name appears as both</text:p>
      <text:p text:style-name="P9">arguments to the REXX_TYPED_ROUTINE function and the name you give to the array</text:p>
      <text:p text:style-name="P9">produced - my_native_routine - will be used in the next part.</text:p>
      <text:p text:style-name="P9">RexxPackageEntry MyExternalRoutine_package_entry = {</text:p>
      <text:p text:style-name="P10"><text:s text:c="4"/><text:span text:style-name="T11">STANDARD_PACKAGE_HEADER</text:span></text:p>
      <text:p text:style-name="P10"><text:s text:c="4"/><text:span text:style-name="T11">REXX_INTERPRETER_4_0_0, <text:s text:c="8"/>// ooRexx version 4.0.0 or higher</text:span></text:p>
      <text:p text:style-name="P10"><text:s text:c="4"/><text:span text:style-name="T11">"AnExternalRoutine", <text:s text:c="11"/>// name of the package</text:span></text:p>
      <text:p text:style-name="P10"><text:s text:c="4"/><text:span text:style-name="T11">"1.0.0", <text:s text:c="23"/>// package information</text:span></text:p>
      <text:p text:style-name="P10"><text:s text:c="4"/><text:span text:style-name="T11">NULL, <text:s text:c="26"/>// no load function</text:span></text:p>
      <text:p text:style-name="P10"><text:s text:c="4"/><text:span text:style-name="T11">NULL, <text:s text:c="26"/>// no unload function</text:span></text:p>
      <text:p text:style-name="P10"><text:s text:c="4"/><text:span text:style-name="T11">my_native_routine, <text:s text:c="13"/>// the exported routines</text:span></text:p>
      <text:p text:style-name="P10"><text:s text:c="4"/><text:span text:style-name="T11">NULL <text:s text:c="27"/>// the exported methods</text:span></text:p>
      <text:p text:style-name="P9">};</text:p>
      <text:p text:style-name="P9">Again, much of this is "boilerplate" that is documented in the Programmer Guide.</text:p>
      <text:p text:style-name="P9">The array name from above - my_native_routine - appears as the exported routines</text:p>
      <text:p text:style-name="P9">argument and the beginning of the variable name on the first line -</text:p>
      <text:p text:style-name="P9">MyExternalRoutine - appears in the final line of the C++ file:</text:p>
      <text:p text:style-name="P9">OOREXX_GET_PACKAGE(MyExternalRoutine);</text:p>
      <text:p text:style-name="P9">You are going to compile and link this file to a DLL so you will need a DEF file</text:p>
      <text:p text:style-name="P9">for the linker. <text:s/>It is simply:</text:p>
      <text:p text:style-name="P9">; Module definition for stdouthandle.dll</text:p>
      <text:p text:style-name="P9">LIBRARY stdouthandle</text:p>
      <text:p text:style-name="P12"/>
      <text:p text:style-name="P9">EXPORTS</text:p>
      <text:p text:style-name="P10"><text:s text:c="2"/><text:span text:style-name="T11">RexxGetPackage</text:span></text:p>
      <text:p text:style-name="P9">The name after LIBRARY will be the DLL name, stdouthandle, and the rest must be</text:p>
      <text:p text:style-name="P9">as shown. <text:s/>I would name the DEF file the same as the C++ file. <text:s/>So if the C++</text:p>
      <text:p text:style-name="P9">source is myextrtn.cpp, the DEF file would be myextrtn.def.</text:p>
      <text:p text:style-name="P9">Finally you need a MAKEFILE for NMAKE, the utility that will compile and link</text:p>
      <text:p text:style-name="P9">your source and produce the DLL. <text:s/>Rony's example will work perfectly well and</text:p>
      <text:p text:style-name="P9">the changes needed to customize it for your source should be fairly obvious.</text:p>
      <text:p text:style-name="P12"/>
      <text:p text:style-name="P9">Once you have the stdouthandle.dll created, you need to be able to use it. <text:s/>To</text:p>
      <text:p text:style-name="P9">do so, you need tell ooRexx about the routine it contains. <text:s/>Include this line in</text:p>
      <text:p text:style-name="P9">your ooRexx program:</text:p>
      <text:p text:style-name="P9">::routine GetStdOutHandle external "library stdouthandle GetStdOutHandle"</text:p>
      <text:p text:style-name="P9">Now ooRexx knows that the GetStdOutHandle routine is to be loaded from the</text:p>
      <text:p text:style-name="P9">stdouthandle.dll and made available to the ooRexx code as GetStdOutHandle. <text:s/>And </text:p>
      <text:p text:style-name="P9">to use it, you code something like:</text:p>
      <text:p text:style-name="P10"><text:s text:c="4"/><text:span text:style-name="T11">handle = GetStdOutHandle()</text:span></text:p>
      <text:p text:style-name="P12"/>
      <text:p text:style-name="P9">Hopefully, this will be enough to get you started. <text:s/>I realize there is a lot to</text:p>
      <text:p text:style-name="P13">digest so don't hesitate to ask questions.</text:p>
      <text:p text:style-name="Standard"><text:span text:style-name="T1"/></text:p>
      <text:h text:style-name="P6" text:outline-level="1">GCI : Killing a pure rexx thread within ooREXX </text:h>
      <text:p text:style-name="Standard"><text:a xlink:type="simple" xlink:href="http://groups.google.kg/group/comp.lang.rexx/browse_thread/thread/abfb8f9c93be5d0f" text:style-name="Internet_20_link" text:visited-style-name="Visited_20_Internet_20_Link"><text:span text:style-name="Internet_20_link"><text:span text:style-name="T1">http://groups.google.kg/group/comp.lang.rexx/browse_thread/thread/abfb8f9c93be5d0f</text:span></text:span></text:a></text:p>
      <text:h text:style-name="Heading_20_2" text:outline-level="2"><text:span text:style-name="fontsize2author"><text:span text:style-name="T4">Dark Coffee</text:span></text:span><text:span text:style-name="fontsize2author"><text:span text:style-name="T3"> </text:span></text:span></text:h>
      <text:p text:style-name="P1"> </text:p>
      <text:p text:style-name="P3"><text:bookmark text:name="msg_21d1433685a91308"/>Under ooREXX, if an object method creates a thread (say via early <text:line-break/>REPLY) and the thread is a pure ooREXX script (not a new external <text:line-break/>process) is there any mechanism to kill that thread? </text:p>
      <text:p text:style-name="P5">DROPing the object does not terminate the thread if the thread is busy <text:line-break/>and I do not want to kill the object owner process. </text:p>
      <text:h text:style-name="Heading_20_2" text:outline-level="2"><text:span text:style-name="fontsize2author"><text:span text:style-name="T6">regli</text:span></text:span><text:span text:style-name="fontsize2author"><text:span text:style-name="T3">  </text:span></text:span></text:h>
      <text:p text:style-name="P1"> </text:p>
      <text:p text:style-name="P3"><text:bookmark text:name="msg_3eadf6251b3e52b5"/>I don't know if you are still intersted but the following code might <text:line-break/>help. </text:p>
      <text:p text:style-name="P5">----- cut ------- </text:p>
      <text:p text:style-name="P5">object1 = .example~new                      /* Create two new <text:line-break/>instances of    */ <text:line-break/>object2 = .example~new                      /* the example <text:line-break/>class.             */ </text:p>
      <text:p text:style-name="P5">say object1~setThreadControl('Object 1') <text:line-break/>say object2~setThreadControl('Object 2') <text:line-break/>say object1~repeat(10000, 'Object 1 running')  /* Start first object <text:line-break/>running     */ <text:line-break/>say object2~repeat(10000, 'Object 2 running')  /* Start second object <text:line-break/>running    */ </text:p>
      <text:p text:style-name="P5">call syssleep 5 </text:p>
      <text:p text:style-name="P5">say "slept for 5 seconds now killing threads" <text:line-break/>object1~killThread('object1') <text:line-break/>object2~killThread('object2') </text:p>
      <text:p text:style-name="P5">call syssleep 5 <text:line-break/>say "slept for another 5 seconds. Threads should be dead now" </text:p>
      <text:p text:style-name="P5">say 'Main ended.' <text:line-break/>exit </text:p>
      <text:p text:style-name="P5">::class example                             /* Define the example <text:line-break/>class       */ </text:p>
      <text:p text:style-name="P5">::method killThread                         /* Define the <text:line-break/>threadControl method */ <text:line-break/>expose killThread <text:line-break/>killThread = 1 <text:line-break/>return "set killthread to 1 in: " object </text:p>
      <text:p text:style-name="P5">::method setThreadControl                      /* Define the <text:line-break/>threadControl method */ <text:line-break/>expose killThread <text:line-break/>arg object <text:line-break/>killThread = 0 <text:line-break/>return "threadControl: " object </text:p>
      <text:p text:style-name="P5"><text:soft-page-break/>::method repeat unguarded                   /* Define the repeat <text:line-break/>method       */ <text:line-break/>expose killThread <text:line-break/>  use arg reps,msg <text:line-break/>  reply 'Repeating "'msg'",' reps 'times.'  /* Reply so others can <text:line-break/>run        */ <text:line-break/>  do i = 1 to reps <text:line-break/>    guard on <text:line-break/>    call syssleep 0.2 <text:line-break/>    guard off <text:line-break/>    say msg " count " i <text:line-break/>    if killThread = 1 then do <text:line-break/>       say "Stopping thread" <text:line-break/>       return <text:line-break/>    end <text:line-break/>  end <text:line-break/>----- cut ------- </text:p>
      <text:h text:style-name="Heading_20_2" text:outline-level="2"><text:span text:style-name="T1"> </text:span><text:span text:style-name="fontsize2author"><text:span text:style-name="T7">Sahananda</text:span></text:span><text:span text:style-name="fontsize2author"><text:span text:style-name="T3">   </text:span></text:span></text:h>
      <text:p text:style-name="P3">I'm not the OP, but I was very interested in this thread. </text:p>
      <text:p text:style-name="P5">For me however, I need (under Windows XP) to kill the thread when a <text:line-break/>stream charin or charout method across a network never terminates, so <text:line-break/>cannot do it by the method you you propose, indeed, the only way I <text:line-break/>have found of terminating this thread (which runs in a console-less <text:line-break/>process) is to use the XP task manager to kill the whole program. <text:line-break/>I have put a considerable amount of effort into trying to predict when <text:line-break/>such a thing is going to happen as there doesn't seem to be any way to <text:line-break/>kill the thread while a method is running. </text:p>
      <text:p text:style-name="P5">The actual line of code that never returns is <text:line-break/>out~charout(in~charIn(1,in~chars)) <text:line-break/>and it fails to return about 1 time in a thousand. </text:p>
      <text:p text:style-name="P5">I'd be interested in any ideas. </text:p>
      <text:p text:style-name="P5">thanks, </text:p>
      <text:p text:style-name="P5">Jon </text:p>
      <text:h text:style-name="Heading_20_2" text:outline-level="2"><text:span text:style-name="fontsize2author"><text:span text:style-name="T5">regli</text:span></text:span><text:span text:style-name="fontsize2author"><text:span text:style-name="T2">  </text:span></text:span></text:h>
      <text:p text:style-name="P2">Jon, </text:p>
      <text:p text:style-name="Normal_20__28_Web_29_"><text:span text:style-name="T8">Your issue is likely caused by a file lock.  </text:span><text:span text:style-name="T9">You might try to use <text:line-break/>robocopy (Windows) with a limited number of retries to copy the file <text:line-break/>to your local disk.  You then read from the local copy of the file. </text:span></text:p>
      <text:p text:style-name="P5">My guess is that this would resolve hung thread issue. </text:p>
      <text:h text:style-name="Heading_20_2" text:outline-level="2"><text:span text:style-name="fontsize2author"><text:span text:style-name="T6">regli</text:span></text:span><text:span text:style-name="fontsize2author"><text:span text:style-name="T3"> </text:span></text:span></text:h>
      <text:p text:style-name="P1"> </text:p>
      <text:p text:style-name="P3"><text:bookmark text:name="msg_63f1dcf7b0335c47"/>I'll add one more possible solution to the debate.  In this case a <text:line-break/>seperate process instead of a thread is spawned.  In the command line <text:line-break/>a random number is passed on as a parameter.  Using the WMI, the <text:line-break/>running REXX processes are gathered. If the parameter is the same as <text:line-break/>the random number then the process is killed. </text:p>
      <text:p text:style-name="P5">I didn't use the WMI taskkill becuase I was too lazy to look it up. </text:p>
      <text:p text:style-name="P5">Obviously this only works on Windows. </text:p>
      <text:p text:style-name="P5"><text:soft-page-break/>------------------------- cut -------------------------- <text:line-break/>WMIObject = .OLEObject~GetObject("winmgmts: <text:line-break/>{impersonationLevel=impersonate}") </text:p>
      <text:p text:style-name="P5">processIdentifier = random(1,10000) <text:line-break/>/* <text:line-break/>spawn new process loopForever.rex <text:line-break/>*/ <text:line-break/>"start rexx loopforever.rex" processIdentifier </text:p>
      <text:p text:style-name="P5">say "waiting for 10 seconds" <text:line-break/>call syssleep 10 </text:p>
      <text:p text:style-name="P5">/* <text:line-break/>Run query for running Rexx processes <text:line-break/>*/ <text:line-break/>i = 1 <text:line-break/>colProcessesList = WMIObject~ExecQuery(" Select * from Win32_Process <text:line-break/>where name = 'REXX.EXE'") <text:line-break/>do process over colProcessesList <text:line-break/>   pid = process~processid <text:line-break/>   cmdLine = process~CommandLine <text:line-break/>   parse var cmdLine '"' cmd '"' pathexec id <text:line-break/>   if id = processIdentifier then do <text:line-break/>      "taskkill /pid " pid " /f" <text:line-break/>      ret = result <text:line-break/>      say "process killed: " exec script id <text:line-break/>      leave <text:line-break/>   end <text:line-break/>   i += 1 <text:line-break/>end <text:line-break/>exit 0   /* leave program */ <text:line-break/>------------------------- cut -------------------------- </text:p>
      <text:h text:style-name="Heading_20_2" text:outline-level="2"><text:span text:style-name="fontsize2author"><text:span text:style-name="T4">Dark Coffee</text:span></text:span></text:h>
      <text:p text:style-name="P1"> </text:p>
      <text:p text:style-name="P3"><text:bookmark text:name="msg_26f6b897abd78245"/>Thanks for the suggestions everyone. Unfortunately I'm still with no <text:line-break/>solution. </text:p>
      <text:p text:style-name="P5">Currently I already can terminate a thread that I still have control <text:line-break/>over using similar patterns as offered by Regli. </text:p>
      <text:p text:style-name="P5">While I could use a new process and kill the process via WMI or a <text:line-break/>third party utility (pskill,etc) I was trying to move away from <text:line-break/>processes as I need the task to run as a service and everything is so <text:line-break/>much cleaner using threads rather than new spawned processes (security <text:line-break/>credentials,etc). </text:p>
      <text:p text:style-name="P5">I've had a few thread hangs using FTP where command channels lock due <text:line-break/>to a complicated multi-firewall/router path issue. I can detect that <text:line-break/>the thread is locked but I can't terminate it without killing the <text:line-break/>entire parent process. </text:p>
      <text:h text:style-name="Heading_20_2" text:outline-level="2"><text:span text:style-name="fontsize2author"><text:span text:style-name="T6">regli</text:span></text:span><text:span text:style-name="fontsize2author"><text:span text:style-name="T3"> </text:span></text:span></text:h>
      <text:p text:style-name="P3">Let me point out that killing a thread from outside of the REXX <text:line-break/>environment is simply not recommended.  It could lead to unpredictable <text:line-break/>system behavior as a result of a hung mutex or shared memory issues, <text:line-break/>etc.   Note that WMI for that reason does not provide a kill thread <text:line-break/>method. </text:p>
      <text:p text:style-name="Normal_20__28_Web_29_"><text:span text:style-name="T9">These are the reason why I asked if anybody had used RexxSetHalt from <text:line-break/>within a Rexx procedure.  This is the only way I could see how a <text:line-break/>thread could be terminated cleanly.  You might want to investigate <text:line-break/>starting your script using REXXSTART from within the main program of <text:line-break/></text:span><text:soft-page-break/><text:span text:style-name="T9">the service.  You then would likely be able to terminate any thread <text:line-break/>using RexxSetHalt.  </text:span><text:span text:style-name="T9">However, this is a lot more work. </text:span></text:p>
      <text:h text:style-name="Heading_20_2" text:outline-level="2"><text:span text:style-name="fontsize2author"><text:span text:style-name="T6">regli</text:span></text:span><text:span text:style-name="fontsize2author"><text:span text:style-name="T3">  </text:span></text:span></text:h>
      <text:p text:style-name="P1"> </text:p>
      <text:p text:style-name="P3"><text:bookmark text:name="msg_1d158d26d73e13ab"/>This issue really bugged me and I couldn't let it rest.  After at <text:line-break/>first thinking that I needed to invoke the main script using RexxStart <text:line-break/>in order to use RexxSetHalt, I discovered that this isn't necessary. <text:line-break/>RexxSetHalt can even set the HALT condition for the running script <text:line-break/>itself, i.e. terminate itself with a HALT. </text:p>
      <text:p text:style-name="P5">The solution is rather simple and works very well.  Note I only tested <text:line-break/>it under ooRexx but I'm convinced Regina would work just as well.  I'm <text:line-break/>quite curious if it even suceeds in the network lock situation. <text:line-break/>Please share if you can. </text:p>
      <text:p text:style-name="P5">The key is using GCI (The Generic Call Interface).  Here is the <text:line-break/>procedure: </text:p>
      <text:p text:style-name="P5">1. add code to "signal on halt" in the thread </text:p>
      <text:p text:style-name="P5">2. Obtain via RxQueue the PID and TID from the thread.  Likely right <text:line-break/>after the reply statement as this is when the thread acquires its new <text:line-break/>TID: </text:p>
      <text:p text:style-name="P5">   pid = SysQueryProcess('PID') <text:line-break/>   tid = SysQueryProcess('TID') </text:p>
      <text:p text:style-name="P5">2. Use these definitions to invoke "RexxSetHalt" </text:p>
      <text:p text:style-name="P5">   function definition: </text:p>
      <text:p text:style-name="P5">   RexxSetHaltDef.calltype = "stdcall as function" /* can't use "with <text:line-break/>parameters" because of complex arguments */ <text:line-break/>   RexxSetHaltDef.return.type = "integer32" <text:line-break/>   RexxSetHaltDef.0 = 2 <text:line-break/>   RexxSetHaltDef.1.type = 'unsigned32';           RexxStartDef.1.name <text:line-break/>= 'ProcessId (PID) - input' <text:line-break/>   RexxSetHaltDef.2.type = 'unsigned32';           RexxStartDef.1.name <text:line-break/>= 'ThreadId (TID) - input' <text:line-break/>   call RxFuncDefine "RexxSetHalt", "rexx.dll","RexxSetHalt", <text:line-break/>"RexxSetHaltDef." </text:p>
      <text:p text:style-name="P5">   execution: </text:p>
      <text:p text:style-name="P5">   RexxSetHaltDef.1.value = threadPid <text:line-break/>   RexxSetHaltDef.2.value = threadTid <text:line-break/>   call RexxSetHalt "RexxSetHaltDef." <text:line-break/>   ret = RESULT </text:p>
      <text:p text:style-name="P5">This forces the HALT condition. </text:p>
      <text:p text:style-name="P5">As simple as that. </text:p>
      <text:h text:style-name="Heading_20_2" text:outline-level="2"><text:span text:style-name="fontsize2author"><text:span text:style-name="T7">Sahananda</text:span></text:span><text:span text:style-name="fontsize2author"><text:span text:style-name="T3"> </text:span></text:span></text:h>
      <text:p text:style-name="P3"> </text:p>
      <text:p text:style-name="P3">Thank you for your work.  I've not used GCI before, but it looks <text:line-break/>straightforward enough, you just have to do a rxFuncAdd for <text:line-break/>rxFuncDefine and make sure the gci.dll is in the path. </text:p>
      <text:p text:style-name="P5">I'm also curious to see if it works for the network lock, however, I'm <text:line-break/>off-site or on leave for all of the next four weeks except a couple of <text:line-break/><text:soft-page-break/>days, and then once I've coded it, I will have to wait for a network <text:line-break/>lock to occur before we know, so watch this space in 5 - 8 weeks time. </text:p>
      <text:p text:style-name="P5">Jon </text:p>
      <text:h text:style-name="Heading_20_2" text:outline-level="2"><text:span text:style-name="fontsize2author"><text:span text:style-name="T10">McGuire</text:span></text:span><text:span text:style-name="fontsize2author"><text:span text:style-name="T3"> </text:span></text:span></text:h>
      <text:p text:style-name="P3">I doubt that it will.  ooRexx only recognizes a HALT condition at <text:line-break/>instruction boundaries, so if the hang is occurring in code outside of <text:line-break/>the Rexx program, then the halt will not end up getting raised until the <text:line-break/>Rexx program gets control again...which appears not to be happening in <text:line-break/>your case. </text:p>
      <text:p text:style-name="P5">Rick </text:p>
      <text:h text:style-name="Heading_20_2" text:outline-level="2"><text:span text:style-name="fontsize2author"><text:span text:style-name="T7">Sahananda</text:span></text:span><text:span text:style-name="fontsize2author"><text:span text:style-name="T3"> </text:span></text:span></text:h>
      <text:p text:style-name="P3">Yes, Again I think you are correct, the Charin method never completes. <text:line-break/>I will still attempt the robocopy suggestion when I get the chance. <text:line-break/>We are moving the process to a new server which might also help (this <text:line-break/>hang never used to happen on it's previous home) </text:p>
      <text:p text:style-name="P5">Jon </text:p>
      <text:h text:style-name="Heading_20_2" text:outline-level="2"><text:span text:style-name="fontsize2author"><text:span text:style-name="T6">regli</text:span></text:span><text:span text:style-name="fontsize2author"><text:span text:style-name="T3">  </text:span></text:span></text:h>
      <text:p text:style-name="P1"> </text:p>
      <text:p text:style-name="P3"><text:bookmark text:name="msg_a9000ad5cebb37c4"/>That makes sense though I was hopeful for more. </text:p>
      <text:p text:style-name="P5">BTW, I do think that RexxSetHalt should be part of the Rexx Utils <text:line-break/>library and therefore available without having to resort to GCI. </text:p>
      <text:h text:style-name="Heading_20_2" text:outline-level="2"><text:span text:style-name="fontsize2author"><text:span text:style-name="T10">Rick McGuire</text:span></text:span><text:span text:style-name="fontsize2author"><text:span text:style-name="T3">  </text:span></text:span></text:h>
      <text:p text:style-name="P3"> </text:p>
      <text:p text:style-name="Standard"><text:span text:style-name="T9">The fastest way to make that happen is to submit a patch that adds the <text:line-break/>function.  </text:span><text:span text:style-name="T9">It is an open source project. </text:span></text:p>
      <text:p text:style-name="P5">Rick </text:p>
      <text:h text:style-name="Heading_20_2" text:outline-level="2"><text:span text:style-name="fontsize2author"><text:span text:style-name="T6">regli</text:span></text:span><text:span text:style-name="fontsize2author"><text:span text:style-name="T3">  </text:span></text:span></text:h>
      <text:p text:style-name="P3"> </text:p>
      <text:p text:style-name="P3">I mothballed my C/C++ compiler with OS/2 in the later 90s.  I'll have <text:line-break/>to see if I can make my way back there though. :) </text:p>
      <text:p text:style-name="P4"> 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break-before="pag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ntsize2author" style:family="text" style:parent-style-name="Police_20_par_20_défau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Faucher</meta:initial-creator>
    <meta:creation-date>2009-06-07T21:06:00</meta:creation-date>
    <dc:creator>Jean-Louis Faucher</dc:creator>
    <dc:date>2017-09-26T14:52:51.57</dc:date>
    <meta:editing-cycles>4</meta:editing-cycles>
    <meta:editing-duration>PT3M30S</meta:editing-duration>
    <meta:generator>OpenOffice/4.1.3$Win32 OpenOffice.org_project/413m1$Build-9783</meta:generator>
    <meta:document-statistic meta:table-count="0" meta:image-count="0" meta:object-count="0" meta:page-count="7" meta:paragraph-count="205" meta:word-count="2540" meta:character-count="16041"/>
  </office:meta>
</office:document-meta>
</file>